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85mm"/>
    </style:style>
    <style:style style:name="co2" style:family="table-column">
      <style:table-column-properties fo:break-before="auto" style:column-width="16.33mm"/>
    </style:style>
    <style:style style:name="co3" style:family="table-column">
      <style:table-column-properties fo:break-before="auto" style:column-width="46.02mm"/>
    </style:style>
    <style:style style:name="co4" style:family="table-column">
      <style:table-column-properties fo:break-before="auto" style:column-width="153.86mm"/>
    </style:style>
    <style:style style:name="co5" style:family="table-column">
      <style:table-column-properties fo:break-before="auto" style:column-width="138.06mm"/>
    </style:style>
    <style:style style:name="co6" style:family="table-column">
      <style:table-column-properties fo:break-before="auto" style:column-width="101.02mm"/>
    </style:style>
    <style:style style:name="co7" style:family="table-column">
      <style:table-column-properties fo:break-before="auto" style:column-width="22.58mm"/>
    </style:style>
    <style:style style:name="ro1" style:family="table-row">
      <style:table-row-properties style:row-height="5.29mm" fo:break-before="auto" style:use-optimal-row-height="false"/>
    </style:style>
    <style:style style:name="ro2" style:family="table-row">
      <style:table-row-properties style:row-height="29.37mm" fo:break-before="auto" style:use-optimal-row-height="false"/>
    </style:style>
    <style:style style:name="ro3" style:family="table-row">
      <style:table-row-properties style:row-height="26.46mm" fo:break-before="auto" style:use-optimal-row-height="false"/>
    </style:style>
    <style:style style:name="ro4" style:family="table-row">
      <style:table-row-properties style:row-height="28.05mm" fo:break-before="auto" style:use-optimal-row-height="false"/>
    </style:style>
    <style:style style:name="ro5" style:family="table-row">
      <style:table-row-properties style:row-height="27.25mm" fo:break-before="auto" style:use-optimal-row-height="false"/>
    </style:style>
    <style:style style:name="ro6" style:family="table-row">
      <style:table-row-properties style:row-height="34.4mm" fo:break-before="auto" style:use-optimal-row-height="false"/>
    </style:style>
    <style:style style:name="ro7" style:family="table-row">
      <style:table-row-properties style:row-height="38.1mm" fo:break-before="auto" style:use-optimal-row-height="false"/>
    </style:style>
    <style:style style:name="ro8" style:family="table-row">
      <style:table-row-properties style:row-height="25.14mm" fo:break-before="auto" style:use-optimal-row-height="false"/>
    </style:style>
    <style:style style:name="ro9" style:family="table-row">
      <style:table-row-properties style:row-height="25.66mm" fo:break-before="auto" style:use-optimal-row-height="false"/>
    </style:style>
    <style:style style:name="ro10" style:family="table-row">
      <style:table-row-properties style:row-height="21.96mm" fo:break-before="auto" style:use-optimal-row-height="false"/>
    </style:style>
    <style:style style:name="ro11" style:family="table-row">
      <style:table-row-properties style:row-height="24.34mm" fo:break-before="auto" style:use-optimal-row-height="false"/>
    </style:style>
    <style:style style:name="ro12" style:family="table-row">
      <style:table-row-properties style:row-height="37.31mm" fo:break-before="auto" style:use-optimal-row-height="false"/>
    </style:style>
    <style:style style:name="ro13" style:family="table-row">
      <style:table-row-properties style:row-height="20.64mm" fo:break-before="auto" style:use-optimal-row-height="false"/>
    </style:style>
    <style:style style:name="ro14" style:family="table-row">
      <style:table-row-properties style:row-height="24.87mm" fo:break-before="auto" style:use-optimal-row-height="false"/>
    </style:style>
    <style:style style:name="ro15" style:family="table-row">
      <style:table-row-properties style:row-height="26.19mm" fo:break-before="auto" style:use-optimal-row-height="false"/>
    </style:style>
    <style:style style:name="ro16" style:family="table-row">
      <style:table-row-properties style:row-height="28.84mm" fo:break-before="auto" style:use-optimal-row-height="false"/>
    </style:style>
    <style:style style:name="ro17" style:family="table-row">
      <style:table-row-properties style:row-height="17.73mm" fo:break-before="auto" style:use-optimal-row-height="false"/>
    </style:style>
    <style:style style:name="ro18" style:family="table-row">
      <style:table-row-properties style:row-height="23.81mm" fo:break-before="auto" style:use-optimal-row-height="false"/>
    </style:style>
    <style:style style:name="ro19" style:family="table-row">
      <style:table-row-properties style:row-height="20.9mm" fo:break-before="auto" style:use-optimal-row-height="false"/>
    </style:style>
    <style:style style:name="ro20" style:family="table-row">
      <style:table-row-properties style:row-height="19.84mm" fo:break-before="auto" style:use-optimal-row-height="false"/>
    </style:style>
    <style:style style:name="ro21" style:family="table-row">
      <style:table-row-properties style:row-height="23.02mm" fo:break-before="auto" style:use-optimal-row-height="false"/>
    </style:style>
    <style:style style:name="ro22" style:family="table-row">
      <style:table-row-properties style:row-height="16.14mm" fo:break-before="auto" style:use-optimal-row-height="false"/>
    </style:style>
    <style:style style:name="ro23" style:family="table-row">
      <style:table-row-properties style:row-height="27.52mm" fo:break-before="auto" style:use-optimal-row-height="false"/>
    </style:style>
    <style:style style:name="ro24" style:family="table-row">
      <style:table-row-properties style:row-height="14.02mm" fo:break-before="auto" style:use-optimal-row-height="false"/>
    </style:style>
    <style:style style:name="ro25" style:family="table-row">
      <style:table-row-properties style:row-height="12.96mm" fo:break-before="auto" style:use-optimal-row-height="false"/>
    </style:style>
    <style:style style:name="ro2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properties style:text-underline-style="solid" style:text-underline-width="auto" style:text-underline-color="font-color"/>
    </style:style>
    <style:style style:name="ce2" style:family="table-cell" style:parent-style-name="Default">
      <style:table-cell-properties fo:wrap-option="wrap"/>
    </style:style>
    <style:style style:name="ce4" style:family="table-cell" style:parent-style-name="Default">
      <style:table-cell-properties fo:wrap-option="wrap" style:vertical-align="top"/>
    </style:style>
    <style:style style:name="ce9"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style:vertical-align="top"/>
    </style:style>
    <style:style style:name="ce3" style:family="table-cell" style:parent-style-name="Default" style:data-style-name="N0">
      <style:table-cell-properties fo:wrap-option="wrap" style:vertical-align="top"/>
    </style:style>
    <style:style style:name="ce12" style:family="table-cell" style:parent-style-name="Default">
      <style:table-cell-properties style:text-align-source="fix" style:repeat-content="false" fo:wrap-option="wra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ctive learning" table:style-name="ta1" table:print-ranges="'Active learning'.A1:'Active learning'.F12 'Active learning'.A13:'Active learning'.F26">
        <table:table-column table:style-name="co1"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1018" table:default-cell-style-name="Default"/>
        <table:table-row table:style-name="ro1">
          <table:table-cell table:style-name="ce1" office:value-type="string" calcext:value-type="string">
            <text:p>Incremental learning:</text:p>
          </table:table-cell>
          <table:table-cell table:style-name="Default" table:number-columns-repeated="5"/>
          <table:table-cell table:number-columns-repeated="1018"/>
        </table:table-row>
        <table:table-row table:style-name="ro1" table:number-rows-repeated="3">
          <table:table-cell/>
          <table:table-cell table:style-name="Default" table:number-columns-repeated="5"/>
          <table:table-cell table:number-columns-repeated="1018"/>
        </table:table-row>
        <table:table-row table:style-name="ro1">
          <table:table-cell/>
          <table:table-cell table:style-name="ce1" office:value-type="string" calcext:value-type="string">
            <text:p>Date:</text:p>
          </table:table-cell>
          <table:table-cell table:style-name="ce1" office:value-type="string" calcext:value-type="string">
            <text:p>Title:</text:p>
          </table:table-cell>
          <table:table-cell table:style-name="ce1" office:value-type="string" calcext:value-type="string">
            <text:p>Idea:</text:p>
          </table:table-cell>
          <table:table-cell table:style-name="ce1" office:value-type="string" calcext:value-type="string">
            <text:p>Results:</text:p>
          </table:table-cell>
          <table:table-cell table:style-name="ce1" office:value-type="string" calcext:value-type="string">
            <text:p>Remarks:</text:p>
          </table:table-cell>
          <table:table-cell table:number-columns-repeated="1018"/>
        </table:table-row>
        <table:table-row table:style-name="ro2">
          <table:table-cell table:style-name="ce2"/>
          <table:table-cell office:value-type="float" office:value="2017" calcext:value-type="float">
            <text:p>2017</text:p>
          </table:table-cell>
          <table:table-cell office:value-type="string" calcext:value-type="string">
            <text:p>Continual Learning Through Synaptic Intelligence</text:p>
          </table:table-cell>
          <table:table-cell office:value-type="string" calcext:value-type="string">
            <text:p>The trajectory of the weights through the weightspace during training is used to approximate the contribution of a weight to changes in the loss. The authors claim that their approximation of the weight importance is much more accurate than the simple quadratic expansion at the local minimum of the loss like in elastic weight consolidation. They also present various interpretations of the dynamics of the system.</text:p>
          </table:table-cell>
          <table:table-cell office:value-type="string" calcext:value-type="string">
            <text:p>The method is evaluated on the split and permutated MNIST as well as on split CIFAR-10 and CIFAR-100 datasets. The method does not outperform the simpler elastic weight decay on MNIST and the authors only compare their method on CIFAR to fine tuning and networks trained from scratch.</text:p>
          </table:table-cell>
          <table:table-cell office:value-type="string" calcext:value-type="string">
            <text:p>It is suprising that the the authors explicitly claim that their method is more accurate than the elastic weight consolidation but then achieve similar performance.</text:p>
          </table:table-cell>
          <table:table-cell table:number-columns-repeated="1018"/>
        </table:table-row>
        <table:table-row table:style-name="ro3">
          <table:table-cell table:style-name="ce2"/>
          <table:table-cell office:value-type="float" office:value="2017" calcext:value-type="float">
            <text:p>2017</text:p>
          </table:table-cell>
          <table:table-cell office:value-type="string" calcext:value-type="string">
            <text:p>Continual Learning with Generative Replay</text:p>
          </table:table-cell>
          <table:table-cell office:value-type="string" calcext:value-type="string">
            <text:p>A GAN is used to generate samples from previous tasks in order to interleave this data with the data of a new task during training. A schoolar is created from a generator and a solver. This pair is then trained for solving the task and replaying the data for that task. If a new task is to be solved the new samples are interleaved with replayed samples and their targetsfrom the generator and the solver at a rate which accomodates for the importance of the new task compared to the old tasks. Then a new generator for this interleaved data and a solver, which can solve the interleaved problem is trained.</text:p>
          </table:table-cell>
          <table:table-cell office:value-type="string" calcext:value-type="string">
            <text:p>The method is evaluated on MNIST and SVHN. First it is shown that the method also works in the setting of only one repeating task. For the actual evaluation a permutated MNIST problem is used. Generative replay is compared to noise replay, no replay at all and exact replay. The method is also tested for different tasks on MNIST and SVHN.</text:p>
          </table:table-cell>
          <table:table-cell office:value-type="string" calcext:value-type="string">
            <text:p>As future research combinig generative replay with other methods like elastic weight consilidation or learning without forgetting is suggested.</text:p>
          </table:table-cell>
          <table:table-cell table:number-columns-repeated="1018"/>
        </table:table-row>
        <table:table-row table:style-name="ro4">
          <table:table-cell table:style-name="ce2"/>
          <table:table-cell office:value-type="float" office:value="2017" calcext:value-type="float">
            <text:p>2017</text:p>
          </table:table-cell>
          <table:table-cell office:value-type="string" calcext:value-type="string">
            <text:p>Gradient Episodic Memory for Continual Learning</text:p>
          </table:table-cell>
          <table:table-cell office:value-type="string" calcext:value-type="string">
            <text:p>A model with a gradient episodic memory is proposed as well as measures on the performance and forward- and backwardtransfer of knowledge of the model in a sequence of tasks. A critical part of the framework is the taskdicriptor, which identifies the task. The authors propose an optimization problem in which the loss on the current task is minimized while treating the loss on a set of previous examples of old tasks as inequality constraints. This allows the learner to get better on previous tasks while learning new tasks.</text:p>
          </table:table-cell>
          <table:table-cell office:value-type="string" calcext:value-type="string">
            <text:p>The method is evaluated on a rotated MNIST and on CIFAR-100 with a small ResNet. A linear classifier is used for the last layer in each task. The work is compared to state-of-the-art algorithms. Gradient episodic memory seems to be outperforming the other methods. However the performance of these methods seems very low compared to the original papers. Furthermore the Results section and their discussion is very short. The samples are also only presented once to the learner, which is not the way the competing methods are ment to be trained. This could benefit the proposed method.</text:p>
          </table:table-cell>
          <table:table-cell office:value-type="string" calcext:value-type="string">
            <text:p>The idea of obtaining information from the task discriptors in order to solve new tasks more efficiently can be explored in the future.</text:p>
          </table:table-cell>
          <table:table-cell table:number-columns-repeated="1018"/>
        </table:table-row>
        <table:table-row table:style-name="ro2">
          <table:table-cell/>
          <table:table-cell office:value-type="float" office:value="2017" calcext:value-type="float">
            <text:p>2017</text:p>
          </table:table-cell>
          <table:table-cell office:value-type="string" calcext:value-type="string">
            <text:p>Overcoming Catastrophic Forgetting by Incremental Moment Matching</text:p>
          </table:table-cell>
          <table:table-cell office:value-type="string" calcext:value-type="string">
            <text:p>Moment matching is used to estimate a gaussian posterior for incremental learning. For matching the means of the old posterior and the new posterior learned on the new data different techniques are investigated. Weight transfer is one essential transfer technique which is necessary for IMM to work. L2 transfer is a special case of EWC where a Gaussian with an identitymatrix as covariance is used. Lastly a variant of transfer which uses dropout is proposed. The main assumption of the work is that the optima of two networks on two tasks lie close to each other and that the parameterspace is nearly convex between them. This is evaluated empirically and not further investigated.</text:p>
          </table:table-cell>
          <table:table-cell office:value-type="string" calcext:value-type="string">
            <text:p>Shuffeled and disjoint MNIST, ImageNet and CUB as well as the LifeLong dataset are used for evaluation. The method is evaluated for many mixing coefficients for the new networks and the old ones. The method is compared to EWC and L2 as well as drop transfer. Results suggest that the method outperforms EWC and gives good results on shuffeled and disjoint MNIST whereas EWC fails on the latter.</text:p>
          </table:table-cell>
          <table:table-cell office:value-type="string" calcext:value-type="string">
            <text:p><text:span text:style-name="T1">Using a gaussian prior with non-diagonal covariance</text:span> estimated from the old task for weight consolidation is suggested as future work. This is in contrast to EWC where a diagonal covariance matrix is used as a prior.</text:p>
          </table:table-cell>
          <table:table-cell table:number-columns-repeated="1018"/>
        </table:table-row>
        <table:table-row table:style-name="ro5">
          <table:table-cell/>
          <table:table-cell table:style-name="ce7" office:value-type="string" calcext:value-type="string">
            <text:p>2014.11</text:p>
          </table:table-cell>
          <table:table-cell office:value-type="string" calcext:value-type="string">
            <text:p>Error Driven Incremental Learning in Deep CNNs for Large-Scale Image Classification</text:p>
          </table:table-cell>
          <table:table-cell office:value-type="string" calcext:value-type="string">
            <text:p>A dynamically growing hirachical neural network is proposed. The model makes calssifications by first classifying in super classes and then classifying in finer categories. A model is adapted to classify an ever increasing number of classes. A number of models with the same number of parameters and structure are used to build a tree. From the root of the tree the classification proceeds through thr branches and ends a a leaf where the final classification takes place. For increasing the capacity the models are either expanded at their softmax-layers or cloned and the classes split into multiple superclasses.</text:p>
          </table:table-cell>
          <table:table-cell office:value-type="string" calcext:value-type="string">
            <text:p>The proposed algorithm is evaluated on a subset of ImageNet. As a baseline an 8-layer CNN is used. The results suggest that incremental learning can slightly improve the overall accuracy or reduce the time to reach the same accuracy.</text:p>
          </table:table-cell>
          <table:table-cell office:value-type="string" calcext:value-type="string">
            <text:p>The paper is written in a rather unstructured way and it is hard to follow the authors. Furthermore there are some obvious misspellings.</text:p>
          </table:table-cell>
          <table:table-cell table:number-columns-repeated="1018"/>
        </table:table-row>
        <table:table-row table:style-name="ro6">
          <table:table-cell/>
          <table:table-cell office:value-type="string" calcext:value-type="string">
            <text:p>2016.05</text:p>
          </table:table-cell>
          <table:table-cell office:value-type="string" calcext:value-type="string">
            <text:p>One-shot Learning with Memory-Augmented Neural Networks</text:p>
          </table:table-cell>
          <table:table-cell office:value-type="string" calcext:value-type="string">
            <text:p>A neural network is augmented with an memory which can be used for storage of information. The read operation uses a cosine similarity measure to determine what proportion of which memory location is read. This is similar to adressing the memory by content and not by location. For writing to the memory two different strategies are used. Either the least used or the last used element is overwritten. To decide which strategy to use an interpolation between the previous read weights and the weights, which are scaled according to usage, is used. This gives a fully differentiable implementation of a memory-augmented neural network(MANN). </text:p>
          </table:table-cell>
          <table:table-cell office:value-type="string" calcext:value-type="string">
            <text:p>The Omniglot dataset is used for classification and a gaussian process model is used for regression. The data is augmented by random rotations and translations. The models is trained on classification of a subset of the classes. After training the model is fed with data from unseen classes. After the model is presented the test classes for the second time it already reaches an accuracy of 83%. After 4 episodes it reaches 95% and after 10 episodes 98%. The results of humans is used as a comparison.</text:p>
          </table:table-cell>
          <table:table-cell office:value-type="string" calcext:value-type="string">
            <text:p>The comparison with human performance lacks a clear representation of results. Furthermore the MANN requires ereasure of the memory after each task.</text:p>
          </table:table-cell>
          <table:table-cell table:number-columns-repeated="1018"/>
        </table:table-row>
        <table:table-row table:style-name="ro7">
          <table:table-cell/>
          <table:table-cell office:value-type="string" calcext:value-type="string">
            <text:p>2016.09</text:p>
          </table:table-cell>
          <table:table-cell office:value-type="string" calcext:value-type="string">
            <text:p>Progressive Neural Networks</text:p>
          </table:table-cell>
          <table:table-cell office:value-type="string" calcext:value-type="string">
            <text:p>For each task a neural netowkr is trained, which has access to the hidden units of the previously trained and then froozen models. This yields a „column“ for each task with lateral connections between the models. This approach is inherently immune to catastrophic forgetting but requires one complete model for each new task. The lateral connections which are normally linear are extended to so called „adapters“ which introduce a non-linear mapping.</text:p>
          </table:table-cell>
          <table:table-cell office:value-type="string" calcext:value-type="string">
            <text:p>The proposed method is evaluated on a series of synthetic pong games and atari games. The results suggest that the progressive networks can outperform standard fine tuned models on new tasks. However they only achieve good performance if the transfered features of the previous task are expanded with newly learned features. The authors interprete this as a sweetspot for the proposed approach.</text:p>
          </table:table-cell>
          <table:table-cell table:number-columns-repeated="1019"/>
        </table:table-row>
        <table:table-row table:style-name="ro8">
          <table:table-cell/>
          <table:table-cell office:value-type="string" calcext:value-type="string">
            <text:p>2017.01</text:p>
          </table:table-cell>
          <table:table-cell office:value-type="string" calcext:value-type="string">
            <text:p>PathNet: Evolution Channels Gradient Descent in Super Neural Networks</text:p>
          </table:table-cell>
          <table:table-cell office:value-type="string" calcext:value-type="string">
            <text:p>A genetic algorithm is used to estimate which subnet of a big neural network is used for training on a task. For each new task a new agent is used to estimate this subnet allowing for different parts of the network to be updated on the new task. If a pathway through the network is selected it is trained with SGD on the task. After training is complete the pathway is mutated and used as <text:s/>a initialization for competing pathways.</text:p>
          </table:table-cell>
          <table:table-cell office:value-type="string" calcext:value-type="string">
            <text:p>MNIST, SVHN and CIFAR are used to evaluate the proposed model. For reinforcement learning different atari games and a labyrinth game are used. The results suggest that the proposed method can speedup the process of learning.</text:p>
          </table:table-cell>
          <table:table-cell table:number-columns-repeated="1019"/>
        </table:table-row>
        <table:table-row table:style-name="ro9">
          <table:table-cell/>
          <table:table-cell office:value-type="string" calcext:value-type="string">
            <text:p>2017.03</text:p>
          </table:table-cell>
          <table:table-cell office:value-type="string" calcext:value-type="string">
            <text:p>Overcoming catastrophic forgetting in neural networks</text:p>
          </table:table-cell>
          <table:table-cell office:value-type="string" calcext:value-type="string">
            <text:p>Catastrophic forgetting in neural networks is mitigated by decreasing the speed at which weights can be changed(Elastic Weight Consolidation, EWC). The idea is to slow down the change of weights, which are important for the learned tasks. The symmetry of the weight space is used for as an ituition, that soltions for one task can lie close to solutions to the other task. The posterior of the weights for the first task is approximated with the laplace approximation. Based on this the training for the new task is regulized to keep important weights unchanged.</text:p>
          </table:table-cell>
          <table:table-cell office:value-type="string" calcext:value-type="string">
            <text:p>The method is evaluated on MNIST and a subset of Atari games. The results suggest, that the model continual learns new tasks without forgetting the old ones. The others also propose a measure to the amount of transfered features. The experiments show, that the transfer is very high in all layers for similar tasks. For more challenging tasks the transfer increases towards the output layers.</text:p>
          </table:table-cell>
          <table:table-cell table:number-columns-repeated="1019"/>
        </table:table-row>
        <table:table-row table:style-name="ro10">
          <table:table-cell/>
          <table:table-cell office:value-type="string" calcext:value-type="string">
            <text:p>2017.05</text:p>
          </table:table-cell>
          <table:table-cell office:value-type="string" calcext:value-type="string">
            <text:p>Budget Restricted Incremental Learning with Pre-Trained CNNs and Binary Associative Memories</text:p>
          </table:table-cell>
          <table:table-cell office:value-type="string" calcext:value-type="string">
            <text:p>A pre-trained CNN is used to extract feature vectors which are then quantized with product quantization and finally the vectors are stored in an associative binary memory.</text:p>
          </table:table-cell>
          <table:table-cell office:value-type="string" calcext:value-type="string">
            <text:p>The method is tested on ImageNet and CIFAR10. </text:p>
          </table:table-cell>
          <table:table-cell table:number-columns-repeated="1019"/>
        </table:table-row>
        <table:table-row table:style-name="ro11">
          <table:table-cell table:style-name="ce2"/>
          <table:table-cell office:value-type="string" calcext:value-type="string">
            <text:p>2017.08</text:p>
          </table:table-cell>
          <table:table-cell office:value-type="string" calcext:value-type="string">
            <text:p>Incremental Learning of Object Detectors without catastrophic Forgetting</text:p>
          </table:table-cell>
          <table:table-cell office:value-type="string" calcext:value-type="string">
            <text:p>A new loss is introduced which tries to balance the learning of the new task while at the same time not forgetting the old task. The inspiration for this apraoch is knowledge distillation. A frozen copy of the original network is used for calculating the loss. </text:p>
          </table:table-cell>
          <table:table-cell office:value-type="string" calcext:value-type="string">
            <text:p>PASCAL VOC2007 and Microsoft COCO datasets are used for evaluation. The results are not compared with other approaches or a baseline.</text:p>
          </table:table-cell>
          <table:table-cell table:number-columns-repeated="1019"/>
        </table:table-row>
        <table:table-row table:style-name="ro12">
          <table:table-cell/>
          <table:table-cell office:value-type="string" calcext:value-type="string">
            <text:p>2017.08</text:p>
          </table:table-cell>
          <table:table-cell office:value-type="string" calcext:value-type="string">
            <text:p>Livelong Learning With Dynamically Expandable Networks</text:p>
          </table:table-cell>
          <table:table-cell office:value-type="string" calcext:value-type="string">
            <text:p>A strategy of consisting of selective retraining, dynamic network expansion and network split/duplication is used to expand the capacity of a network and ratraining it for a new task. At the same time the algorithm tries to mitigate catastrophic forgetting. The selective retraining uses the l1-norm regulizer to promote sparsity and identify the part of the network, which needs to be retrained. For dynamic network expansion a group sparsity regulizer is used after expanding every layer by a constant number of units. In this way only the needed number of units remains after training. For splitting the network it is trained with a simple l2-norm regulizer. If the weights drift far away during this process the neuron is split into two separate neurons and the network is retained. The weights are also time-stamped so that at inference the network only uses weights which were introduced up to the time this task was learned. This prevents the later training to change the output of previous tasks.</text:p>
          </table:table-cell>
          <table:table-cell office:value-type="string" calcext:value-type="string">
            <text:p>The proposed method is evaluated on MNIST, CIFAR-100 and Animals with Attributes datasets. As a baseline different standard methods and methods of related works are used. The comparison is rather detailed and every aspect of the three stage algorithm is furhter investigated and commented.</text:p>
          </table:table-cell>
          <table:table-cell table:number-columns-repeated="1019"/>
        </table:table-row>
        <table:table-row table:style-name="ro13">
          <table:table-cell/>
          <table:table-cell office:value-type="string" calcext:value-type="string">
            <text:p>2017.09</text:p>
          </table:table-cell>
          <table:table-cell office:value-type="string" calcext:value-type="string">
            <text:p>Livelong learning of human actions with deep neural network self-organization</text:p>
          </table:table-cell>
          <table:table-cell office:value-type="string" calcext:value-type="string">
            <text:p>A series of hierarchically arranged self-organizing neural networks is used to learn human actions from video. Each layer in the hirarchy is a recurrent variant of the Growing-When-Required network.</text:p>
          </table:table-cell>
          <table:table-cell office:value-type="string" calcext:value-type="string">
            <text:p>The Weizman and the KTH dataset are used to validate the proposed method.</text:p>
          </table:table-cell>
          <table:table-cell table:number-columns-repeated="1019"/>
        </table:table-row>
        <table:table-row table:style-name="ro14">
          <table:table-cell/>
          <table:table-cell office:value-type="string" calcext:value-type="string">
            <text:p>2017.11</text:p>
          </table:table-cell>
          <table:table-cell office:value-type="string" calcext:value-type="string">
            <text:p>Learning without Forgetting</text:p>
          </table:table-cell>
          <table:table-cell office:value-type="string" calcext:value-type="string">
            <text:p>A joint optimization of the previous network and the parameters for the new task is used in order to achieve continual learning. The performance for the old tasks is maintained by preserving the activation of the old network on the newly available data.</text:p>
          </table:table-cell>
          <table:table-cell office:value-type="string" calcext:value-type="string">
            <text:p>The method is evaluated on different datasets including ImageNet and MNIST.</text:p>
          </table:table-cell>
          <table:table-cell table:number-columns-repeated="1019"/>
        </table:table-row>
        <table:table-row table:style-name="ro15">
          <table:table-cell/>
          <table:table-cell office:value-type="string" calcext:value-type="string">
            <text:p>2017.11</text:p>
          </table:table-cell>
          <table:table-cell office:value-type="string" calcext:value-type="string">
            <text:p>Modular Convolutional Learning in a Unified Visual Environment</text:p>
          </table:table-cell>
          <table:table-cell office:value-type="string" calcext:value-type="string">
            <text:p>A modular continual reinforcement learning paradigm is presented. This consists of a visual interaction environment and a reward map prediction, which allows a single framework to be apllied to many different tasks. The used model consists of a fixed visual backbone, a controller, a reward mapping module and a policy.</text:p>
          </table:table-cell>
          <table:table-cell office:value-type="string" calcext:value-type="string">
            <text:p>The method is evaluated on different datasets including ImageNet and MS-COCO with different tasks. These tasks include Match-to-Sample and a localization experiment. </text:p>
          </table:table-cell>
          <table:table-cell table:number-columns-repeated="1019"/>
        </table:table-row>
        <table:table-row table:style-name="ro16">
          <table:table-cell/>
          <table:table-cell table:style-name="ce3" office:value-type="string" calcext:value-type="string">
            <text:p>2017.11</text:p>
          </table:table-cell>
          <table:table-cell office:value-type="string" calcext:value-type="string">
            <text:p>Variational Continual Learning</text:p>
          </table:table-cell>
          <table:table-cell office:value-type="string" calcext:value-type="string">
            <text:p>Online variational inference, Monte Carlo variational inference and coresets are combined to build a framework for variational continual learning. First the coreset is update for a new dataset. After that the postierior is update for non-coreset data. This distribution is recursively updated. For testing the recursively updated posterior is used in combination with the coreset to form a final prediction distribution. This distribution is only used for prediction and not propageted betweeen datasets. In this way the coreset can be used as a memory for important past data and the forgetting of this data through approximate inference can be mitigated.</text:p>
          </table:table-cell>
          <table:table-cell office:value-type="string" calcext:value-type="string">
            <text:p>The method is evaluated on a permutated and plit MNIST with a small two layer network. As a comparison with related work elastic weight consolidation and synaptic intellidence are used. The proposed method outperforms both of them by a considerable amount on the permutated MNIST. On split MNIST it is on average slightly worse than synaptic intelligence but elastic weight consolidation completly fails on the split MNIST.</text:p>
          </table:table-cell>
          <table:table-cell table:number-columns-repeated="1019"/>
        </table:table-row>
        <table:table-row table:style-name="ro13">
          <table:table-cell/>
          <table:table-cell office:value-type="string" calcext:value-type="string">
            <text:p>2017.11</text:p>
          </table:table-cell>
          <table:table-cell office:value-type="string" calcext:value-type="string">
            <text:p>Continual Learning in Generative Adversarial Nets</text:p>
          </table:table-cell>
          <table:table-cell office:value-type="string" calcext:value-type="string">
            <text:p>Continual learning is applied to GANs. As a way of mitigating catastrophic forgetting weight consolidation is used. EWC is adapted to GANs in a straight forward way. For estimating the Fischer information matrix an empirical method is used.</text:p>
          </table:table-cell>
          <table:table-cell office:value-type="string" calcext:value-type="string">
            <text:p>The method is evaluated on MNIST and SVHN. EWC helps to mitigate catastrophic forgetting but the method is not compared with a baseline.</text:p>
          </table:table-cell>
          <table:table-cell table:number-columns-repeated="1019"/>
        </table:table-row>
        <table:table-row table:style-name="ro17">
          <table:table-cell/>
          <table:table-cell office:value-type="string" calcext:value-type="string">
            <text:p>2017.12</text:p>
          </table:table-cell>
          <table:table-cell office:value-type="string" calcext:value-type="string">
            <text:p>Incremental Learning in Deep CNNs using Partial Network Sharing</text:p>
          </table:table-cell>
          <table:table-cell office:value-type="string" calcext:value-type="string">
            <text:p>An empirical mechanism for determining how much of a CNN can be reused in a new task is presented. The very simple idea to just add more feature maps to the last layers of the network is used in order to achieve continual learning.</text:p>
          </table:table-cell>
          <table:table-cell office:value-type="string" calcext:value-type="string">
            <text:p>The method is evaluated on ImageNet, TiCH and CIFAR10 datasets. However it is not compared to related work.</text:p>
          </table:table-cell>
          <table:table-cell table:number-columns-repeated="1019"/>
        </table:table-row>
        <table:table-row table:style-name="ro3">
          <table:table-cell/>
          <table:table-cell office:value-type="string" calcext:value-type="string">
            <text:p>2017.12</text:p>
          </table:table-cell>
          <table:table-cell office:value-type="string" calcext:value-type="string">
            <text:p>On Quadratic Penalties in Elastic Weight Consolidation</text:p>
          </table:table-cell>
          <table:table-cell office:value-type="string" calcext:value-type="string">
            <text:p>Elastic weight consolidation is investigated. The author points out a failure in the original paper and introduces a recursive formulation for more than two tasks. This is somehow intuative but the original paper never actually mentioned it in this way and presented a theoretical analysis.</text:p>
          </table:table-cell>
          <table:table-cell office:value-type="string" calcext:value-type="string">
            <text:p>The paper does not contain an evaluation.</text:p>
          </table:table-cell>
          <table:table-cell office:value-type="string" calcext:value-type="string">
            <text:p>Very short paper without an evaluation of the proposed method.</text:p>
          </table:table-cell>
          <table:table-cell table:number-columns-repeated="1018"/>
        </table:table-row>
        <table:table-row table:style-name="ro15">
          <table:table-cell/>
          <table:table-cell office:value-type="string" calcext:value-type="string">
            <text:p>2018.02</text:p>
          </table:table-cell>
          <table:table-cell office:value-type="string" calcext:value-type="string">
            <text:p>Progressive Prune Network for Memory Efficient Continual Learning</text:p>
          </table:table-cell>
          <table:table-cell office:value-type="string" calcext:value-type="string">
            <text:p>Progressive networks are enhanced by a pruning step. A straight forward implementation is used and the authors claim they achieve linear scaling in complexity.</text:p>
          </table:table-cell>
          <table:table-cell office:value-type="string" calcext:value-type="string">
            <text:p>The method is evaluated on MNIST and SVHN and FashionMNIST. The results show some benefit from pruning.</text:p>
          </table:table-cell>
          <table:table-cell office:value-type="string" calcext:value-type="string">
            <text:p>Paper was rejected. It is very short and does not propose some new methods or strategies.</text:p>
          </table:table-cell>
          <table:table-cell table:number-columns-repeated="1018"/>
        </table:table-row>
        <table:table-row table:style-name="ro18">
          <table:table-cell/>
          <table:table-cell office:value-type="string" calcext:value-type="string">
            <text:p>2018.02</text:p>
          </table:table-cell>
          <table:table-cell office:value-type="string" calcext:value-type="string">
            <text:p>Progressive Reinforcement Learning With Distillation For Multi-Skilled Motion Control</text:p>
          </table:table-cell>
          <table:table-cell office:value-type="string" calcext:value-type="string">
            <text:p>Continual learning is applied to a reinforcement learning setting for motion control. The method applies transfer learning and fine tuning.</text:p>
          </table:table-cell>
          <table:table-cell office:value-type="string" calcext:value-type="string">
            <text:p>The method is evaluated on different motion tasks.</text:p>
          </table:table-cell>
          <table:table-cell table:number-columns-repeated="1019"/>
        </table:table-row>
        <table:table-row table:style-name="ro14">
          <table:table-cell/>
          <table:table-cell office:value-type="string" calcext:value-type="string">
            <text:p>2018.02</text:p>
          </table:table-cell>
          <table:table-cell office:value-type="string" calcext:value-type="string">
            <text:p>Memory-Based Parameter Adaptation</text:p>
          </table:table-cell>
          <table:table-cell office:value-type="string" calcext:value-type="string">
            <text:p>A combination of a fast learning and slow learning model is used. For the slow learning model a normal neural network is used. For the fast learning model a memory is used to adapt weights of a subset of the set of weights. This allows the model to adapt its structure based on the context(input and memory). The method is further enhanced by the usage of elastic weight consolidation.</text:p>
          </table:table-cell>
          <table:table-cell office:value-type="string" calcext:value-type="string">
            <text:p>The method is evaluated on pertubated MNIST, split ImageNet and PTB and WikiText-2 for natural language processing. The method is compared to elastic weight consolidation and significantly outperforms it.</text:p>
          </table:table-cell>
          <table:table-cell table:number-columns-repeated="1019"/>
        </table:table-row>
        <table:table-row table:style-name="ro5">
          <table:table-cell/>
          <table:table-cell office:value-type="string" calcext:value-type="string">
            <text:p>2018.03</text:p>
          </table:table-cell>
          <table:table-cell office:value-type="string" calcext:value-type="string">
            <text:p>Bayesian Incremental Learning for Deep Neural Networks</text:p>
          </table:table-cell>
          <table:table-cell office:value-type="string" calcext:value-type="string">
            <text:p>Stochastic variational inference is used for incremental learning on an i.i.d. dataset. Only the new data and the previous posterior are used to estimate a new posterior. For this the reparametrization trick is used on mini-batches. Furthermore different posterior approximations, including fully factorized gaussians, channel factorized gaussians and multiplicative normalizing flow approximations are investigated. Pre-training is used for initialization in order to achieve convergence.</text:p>
          </table:table-cell>
          <table:table-cell office:value-type="string" calcext:value-type="string">
            <text:p>The method is evaluated on MNIST and CIFAR-10. Only the proposed method is investigated and no related work is used as a comparison. Furthermore the discussion of the results is very short. In the incremental learning setting the fully factorized gaussian approximation outperforms the more complex approximations in all experiments.</text:p>
          </table:table-cell>
          <table:table-cell office:value-type="string" calcext:value-type="string">
            <text:p>The KL divergence in the lower bound is scaled by 0.05 in order to mitigate severe underfitting. This is no longer proper variational inference. There is no conclusion or discussion of the results. It seems that fully factorized gaussian approximation outperforms the more complex approximations. This might be due to the i.i.d. assumption of the dataset and convergence problems on the subtasks.</text:p>
          </table:table-cell>
          <table:table-cell table:number-columns-repeated="1018"/>
        </table:table-row>
        <table:table-row table:style-name="ro19">
          <table:table-cell table:style-name="ce4"/>
          <table:table-cell office:value-type="string" calcext:value-type="string">
            <text:p>2018.05</text:p>
          </table:table-cell>
          <table:table-cell office:value-type="string" calcext:value-type="string">
            <text:p>PackNet Adding Multiple Tasks to a Single Network by Iterative Pruning</text:p>
          </table:table-cell>
          <table:table-cell office:value-type="string" calcext:value-type="string">
            <text:p>Pruning is used to free up parameters. After the pruning step a mask for the nonzero weights is derived and stored. This mask is used to prevent alternation of these weight through gradient descent on a new task. At inference the weights are masked to yield to original learned network.</text:p>
          </table:table-cell>
          <table:table-cell office:value-type="string" calcext:value-type="string">
            <text:p>VGG16 is pruned and retrained for ImageNet, CUBS, Standfrod Cars, Flowers and Places365 dataset. The results show that the method can integrate up two three diffenrent tasks in VGG16. This is no surprise given the fact that VGG16 is heavily overparametrized and can be pruned by a huge amount.</text:p>
          </table:table-cell>
          <table:table-cell office:value-type="string" calcext:value-type="string">
            <text:p>This is just storing three different networks in one with no transfer of knowledge. There is no way to improve the capacity if needed.</text:p>
          </table:table-cell>
          <table:table-cell table:number-columns-repeated="1018"/>
        </table:table-row>
        <table:table-row table:style-name="ro20">
          <table:table-cell table:style-name="ce4"/>
          <table:table-cell office:value-type="string" calcext:value-type="string">
            <text:p>2018.05</text:p>
          </table:table-cell>
          <table:table-cell office:value-type="string" calcext:value-type="string">
            <text:p>Rotate your Networks Better Weight Consolidation and Less Catastrophic Forgetting</text:p>
          </table:table-cell>
          <table:table-cell office:value-type="string" calcext:value-type="string">
            <text:p>The layers of a neural network are adjusted with additional linear transformations in order to diagonalize the fischer information matrix. After this diagonalization is approximated the standard elastic weight consolidation is applied. This requires the addition of two new linear layers for each layer.</text:p>
          </table:table-cell>
          <table:table-cell office:value-type="string" calcext:value-type="string">
            <text:p>The method is evaluated on MNIST, CIFAR-100, CUB-200 Birds and Stanford-40 Actions. As a baseline finetuning and elastic weight consolidation are used. The proposed method outperforms the competing methods on almost all tasks.</text:p>
          </table:table-cell>
          <table:table-cell office:value-type="string" calcext:value-type="string">
            <text:p>The addition of a significant overhead for inference and the approximate diagonalization are a disadvantage.</text:p>
          </table:table-cell>
          <table:table-cell table:number-columns-repeated="1018"/>
        </table:table-row>
        <table:table-row table:style-name="ro21">
          <table:table-cell table:style-name="ce4"/>
          <table:table-cell office:value-type="string" calcext:value-type="string">
            <text:p>2018.05</text:p>
          </table:table-cell>
          <table:table-cell office:value-type="string" calcext:value-type="string">
            <text:p>Online Structure Laplace Approximations for Overcoming Catastrophic Forgetting</text:p>
          </table:table-cell>
          <table:table-cell office:value-type="string" calcext:value-type="string">
            <text:p>EWC is extendend with a block-diagonal Kronecker factored approximations to the fisher information matrix. This allows a representation of the fisher information as a Kronecker product of two smaller matrices.</text:p>
          </table:table-cell>
          <table:table-cell office:value-type="string" calcext:value-type="string">
            <text:p>The method surpasses EWC by a considerable amount when it comes to learning the maximum number of tasks.</text:p>
          </table:table-cell>
          <table:table-cell office:value-type="string" calcext:value-type="string">
            <text:p>This proves that the laplace approximation is indeed suitable for preserving the knowledge on previous tasks.</text:p>
          </table:table-cell>
          <table:table-cell table:number-columns-repeated="1018"/>
        </table:table-row>
        <table:table-row table:style-name="ro22">
          <table:table-cell table:style-name="ce4"/>
          <table:table-cell office:value-type="string" calcext:value-type="string">
            <text:p>2018.07</text:p>
          </table:table-cell>
          <table:table-cell office:value-type="string" calcext:value-type="string">
            <text:p>Continual Lifelong Learning with Neural Networks: A Review</text:p>
          </table:table-cell>
          <table:table-cell office:value-type="string" calcext:value-type="string">
            <text:p>Review of most of the currently available methods for continual learning</text:p>
          </table:table-cell>
          <table:table-cell table:number-columns-repeated="1020"/>
        </table:table-row>
        <table:table-row table:style-name="ro23">
          <table:table-cell table:style-name="ce4"/>
          <table:table-cell office:value-type="string" calcext:value-type="string">
            <text:p>2018.05</text:p>
          </table:table-cell>
          <table:table-cell office:value-type="string" calcext:value-type="string">
            <text:p>Towards Robust Evaluations of Continual Learning</text:p>
          </table:table-cell>
          <table:table-cell office:value-type="string" calcext:value-type="string">
            <text:p>Most papers on continual learning use very simple benchmarks such as permutated MNIST and SplitMNIST with multiple heads. These benchmarks are not well suited for evaluation of continual learning, since they favour prior methods like EWC and SI. Likelihood methods on the other hand are methods like DGR and Coreset methods. It is shown that these methods perform much better on more difficult tasks like SplitMNIST with a single head. Also a timed metric is introduced in order to also measure the computational complexity of certain methods.</text:p>
          </table:table-cell>
          <table:table-cell table:number-columns-repeated="1020"/>
        </table:table-row>
        <table:table-row table:style-name="ro24">
          <table:table-cell table:style-name="ce9"/>
          <table:table-cell table:style-name="ce9" office:value-type="float" office:value="2018" calcext:value-type="float">
            <text:p>2018</text:p>
          </table:table-cell>
          <table:table-cell table:style-name="ce9" office:value-type="string" calcext:value-type="string">
            <text:p>Continual Learning with Self-Organizing Maps</text:p>
          </table:table-cell>
          <table:table-cell table:style-name="ce9" office:value-type="string" calcext:value-type="string">
            <text:p>A SOM is used to compute a masking vector, which is multiplied with the activation of a fully connected layer. This allows for a selective use of the hidden layer.</text:p>
          </table:table-cell>
          <table:table-cell table:style-name="ce9" office:value-type="string" calcext:value-type="string">
            <text:p>Performance of the method is only verifyed on incremental domain learning. The proposed method barely beats EWC.</text:p>
          </table:table-cell>
          <table:table-cell table:style-name="ce9" office:value-type="string" calcext:value-type="string">
            <text:p>CL Workshop NIPS 2018</text:p>
          </table:table-cell>
          <table:table-cell table:style-name="ce12" table:number-columns-repeated="1018"/>
        </table:table-row>
        <table:table-row table:style-name="ro22">
          <table:table-cell table:style-name="ce9"/>
          <table:table-cell table:style-name="ce9" office:value-type="float" office:value="2018" calcext:value-type="float">
            <text:p>2018</text:p>
          </table:table-cell>
          <table:table-cell table:style-name="ce9" office:value-type="string" calcext:value-type="string">
            <text:p>Don‘t forget, there is more than forgetting: new metrics for Continual Learning</text:p>
          </table:table-cell>
          <table:table-cell table:style-name="ce9" office:value-type="string" calcext:value-type="string">
            <text:p>Several metrics are proposed, e.g. average acc, BWT, FWT, modelsize efficiency, storage size efficiency and computational efficiency. Based on these a spiderweb diagram is create with all metrics plotted for EWC, LwF, SI and baselines. The area under the spiderweb is then called the Clscore, which ranks the different algorithms.</text:p>
          </table:table-cell>
          <table:table-cell table:style-name="ce9" office:value-type="string" calcext:value-type="string">
            <text:p>Based on the proposed metrics EWC is the winning algorithm. It is unclear which CL scenario is used, but based on the performance of EWC incremental domain learning was probably used.</text:p>
          </table:table-cell>
          <table:table-cell table:style-name="ce9" office:value-type="string" calcext:value-type="string">
            <text:p>CL Workshop NIPS 2018</text:p>
          </table:table-cell>
          <table:table-cell table:style-name="ce12" table:number-columns-repeated="1018"/>
        </table:table-row>
        <table:table-row table:style-name="ro17">
          <table:table-cell table:style-name="ce9"/>
          <table:table-cell table:style-name="ce9" office:value-type="float" office:value="2018" calcext:value-type="float">
            <text:p>2018</text:p>
          </table:table-cell>
          <table:table-cell table:style-name="ce9" office:value-type="string" calcext:value-type="string">
            <text:p>Continual Learning by Conceptor Regularization</text:p>
          </table:table-cell>
          <table:table-cell table:style-name="ce9" office:value-type="string" calcext:value-type="string">
            <text:p>A conceptor, which discribes the subspace in which the activations of the network reside, is estimated and the used in such a way, that changes to the weights in order to solve the following task are orthogonal to the inputs of the first task. In this way the responses of the network on the first task are preserved while the second task can be learnt.</text:p>
          </table:table-cell>
          <table:table-cell table:style-name="ce9" office:value-type="string" calcext:value-type="string">
            <text:p>The method is evaluated on split and permutation invariant mnist and performs well on incremental task learning.</text:p>
          </table:table-cell>
          <table:table-cell table:style-name="ce9" office:value-type="string" calcext:value-type="string">
            <text:p>CL Workshop NIPS 2018</text:p>
          </table:table-cell>
          <table:table-cell table:style-name="ce12" table:number-columns-repeated="1018"/>
        </table:table-row>
        <table:table-row table:style-name="ro25">
          <table:table-cell table:style-name="ce9"/>
          <table:table-cell table:style-name="ce9" office:value-type="float" office:value="2018" calcext:value-type="float">
            <text:p>2018</text:p>
          </table:table-cell>
          <table:table-cell table:style-name="ce9" office:value-type="string" calcext:value-type="string">
            <text:p>Conditional computation for Continual Learning</text:p>
          </table:table-cell>
          <table:table-cell table:style-name="ce9" office:value-type="string" calcext:value-type="string">
            <text:p>Maxout networks are represented in a view of conditional computation, where the parameters depend on the input to the network. Furthermore the outputs of the maxunits are clipped.</text:p>
          </table:table-cell>
          <table:table-cell table:style-name="ce9" table:number-columns-repeated="2"/>
          <table:table-cell table:style-name="ce12" table:number-columns-repeated="1018"/>
        </table:table-row>
        <table:table-row table:style-name="ro26" table:number-rows-repeated="9">
          <table:table-cell table:style-name="ce4"/>
          <table:table-cell table:number-columns-repeated="1023"/>
        </table:table-row>
        <table:table-row table:style-name="ro26">
          <table:table-cell table:style-name="ce4"/>
          <table:table-cell table:number-columns-repeated="1023"/>
        </table:table-row>
      </table:table>
      <table:named-expressions/>
      <table:database-ranges>
        <table:database-range table:name="__Anonymous_Sheet_DB__0" table:target-range-address="'Active learning'.A6:'Active learning'.AMJ63"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hadow="none"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7">00.00.0000</text:date>, <text:time style:data-style-name="N2" text:time-value="13:36:40.1698396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9:47:09.833688070</meta:creation-date>
    <dc:date>2019-01-17T16:09:40.423632654</dc:date>
    <meta:editing-duration>P1DT7H7M45S</meta:editing-duration>
    <meta:editing-cycles>173</meta:editing-cycles>
    <meta:generator>LibreOffice/6.0.7.3$Linux_X86_64 LibreOffice_project/00m0$Build-3</meta:generator>
    <meta:print-date>2018-05-22T14:57:28.709272171</meta:print-date>
    <meta:document-statistic meta:table-count="1" meta:cell-count="146" meta:object-count="0"/>
  </office:meta>
</office:document-meta>
</file>